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text-properties fo:font-size="36pt" fo:font-weight="bold" officeooo:rsid="00133688" officeooo:paragraph-rsid="00133688" style:font-size-asian="36pt" style:font-weight-asian="bold" style:font-size-complex="3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Graph problems</text:p>
      <text:p text:style-name="Standard"/>
      <text:p text:style-name="Standard"/>
      <text:p text:style-name="Standard"/>
      <text:p text:style-name="Standard">#include&lt;bits/stdc++.h&gt;</text:p>
      <text:p text:style-name="Standard">using namespace std;</text:p>
      <text:p text:style-name="Standard"/>
      <text:p text:style-name="Standard">const int inf = 1e9;</text:p>
      <text:p text:style-name="Standard">vector&lt;int&gt; g[100007];</text:p>
      <text:p text:style-name="Standard"/>
      <text:p text:style-name="Standard">int main(){</text:p>
      <text:p text:style-name="Standard"><text:s text:c="8"/>int n, m, a, b;</text:p>
      <text:p text:style-name="Standard"><text:s text:c="8"/>cin &gt;&gt; n &gt;&gt; m;</text:p>
      <text:p text:style-name="Standard"/>
      <text:p text:style-name="Standard"><text:s text:c="8"/>for(int i = 0; i &lt; m; ++i){</text:p>
      <text:p text:style-name="Standard"><text:s text:c="16"/>cin &gt;&gt; a &gt;&gt; b;</text:p>
      <text:p text:style-name="Standard"><text:s text:c="16"/>g[a].push_back(b);</text:p>
      <text:p text:style-name="Standard"><text:s text:c="16"/>g[b].push_back(a);</text:p>
      <text:p text:style-name="Standard"><text:s text:c="8"/>}</text:p>
      <text:p text:style-name="Standard"/>
      <text:p text:style-name="Standard"><text:s text:c="8"/>vector&lt;int&gt; from(n + 1, 0), dist(n + 1, inf);</text:p>
      <text:p text:style-name="Standard"><text:s text:c="8"/>queue&lt;int&gt; q;</text:p>
      <text:p text:style-name="Standard"><text:s text:c="8"/>q.push(1);</text:p>
      <text:p text:style-name="Standard"><text:s text:c="8"/>dist[1] = 0;</text:p>
      <text:p text:style-name="Standard"/>
      <text:p text:style-name="Standard"><text:s text:c="8"/>while(!q.empty()){</text:p>
      <text:p text:style-name="Standard"><text:s text:c="16"/>int u = q.front();</text:p>
      <text:p text:style-name="Standard"><text:s text:c="16"/>q.pop();</text:p>
      <text:p text:style-name="Standard"/>
      <text:p text:style-name="Standard"><text:s text:c="16"/>for(auto x : g[u]){</text:p>
      <text:p text:style-name="Standard"><text:s text:c="24"/>if(dist[x] &gt; dist[u] + 1){</text:p>
      <text:p text:style-name="Standard"><text:s text:c="32"/>dist[x] = dist[u] + 1;</text:p>
      <text:p text:style-name="Standard"><text:s text:c="32"/>from[x] = u;</text:p>
      <text:p text:style-name="Standard"><text:s text:c="32"/>q.push(x);</text:p>
      <text:p text:style-name="Standard"><text:s text:c="24"/>}</text:p>
      <text:p text:style-name="Standard"><text:s text:c="16"/>}</text:p>
      <text:p text:style-name="Standard"><text:s text:c="8"/>}</text:p>
      <text:p text:style-name="Standard"/>
      <text:p text:style-name="Standard"><text:s text:c="8"/>if(dist[n] == inf){</text:p>
      <text:p text:style-name="Standard"><text:s text:c="16"/>puts("IMPOSSIBLE");</text:p>
      <text:p text:style-name="Standard"><text:s text:c="16"/>return 0;</text:p>
      <text:p text:style-name="Standard"><text:s text:c="8"/>}</text:p>
      <text:p text:style-name="Standard"/>
      <text:p text:style-name="Standard"><text:s text:c="8"/>stack&lt;int&gt; ans;</text:p>
      <text:p text:style-name="Standard"><text:s text:c="8"/>int i = n;</text:p>
      <text:p text:style-name="Standard"><text:s text:c="8"/>ans.push(i);</text:p>
      <text:p text:style-name="Standard"><text:s text:c="8"/>cout &lt;&lt; dist[n] + 1&lt;&lt; endl;</text:p>
      <text:p text:style-name="Standard"><text:soft-page-break/><text:s text:c="8"/>while(i != 1){</text:p>
      <text:p text:style-name="Standard"><text:s text:c="16"/>i = from[i];</text:p>
      <text:p text:style-name="Standard"><text:s text:c="16"/>ans.push(i);</text:p>
      <text:p text:style-name="Standard"><text:s text:c="8"/>}</text:p>
      <text:p text:style-name="Standard"/>
      <text:p text:style-name="Standard"><text:s text:c="8"/>while(!ans.empty()){</text:p>
      <text:p text:style-name="Standard"><text:s text:c="16"/>cout &lt;&lt; ans.top() &lt;&lt; " ";</text:p>
      <text:p text:style-name="Standard"><text:s text:c="16"/>ans.pop();</text:p>
      <text:p text:style-name="Standard"><text:s text:c="8"/>}</text:p>
      <text:p text:style-name="Standard">}</text:p>
      <text:p text:style-name="Standard"/>
      <text:p text:style-name="Standard"/>
      <text:p text:style-name="Standard">// labyrinth </text:p>
      <text:p text:style-name="Standard">#include&lt;bits/stdc++.h&gt;</text:p>
      <text:p text:style-name="Standard">using namespace std;</text:p>
      <text:p text:style-name="Standard"/>
      <text:p text:style-name="Standard">const int inf = 1e9;</text:p>
      <text:p text:style-name="Standard">vector&lt;int&gt; g[100007];</text:p>
      <text:p text:style-name="Standard">pair&lt;int, int&gt; d[4] = {{1, 0}, {0, 1}, {-1, 0}, {0, -1}};</text:p>
      <text:p text:style-name="Standard">char cd[4] = {'D', 'R', 'U', 'L'};</text:p>
      <text:p text:style-name="Standard"/>
      <text:p text:style-name="Standard">int main(){</text:p>
      <text:p text:style-name="Standard"><text:s text:c="4"/>int n, m, a, b;</text:p>
      <text:p text:style-name="Standard"><text:s text:c="4"/>cin &gt;&gt; n &gt;&gt; m;</text:p>
      <text:p text:style-name="Standard"/>
      <text:p text:style-name="Standard"><text:s text:c="4"/>char g[n][m];</text:p>
      <text:p text:style-name="Standard"><text:s text:c="4"/>int id[n][m] = {0}, vis[n][m];</text:p>
      <text:p text:style-name="Standard"><text:s text:c="4"/>vector&lt;vector&lt;int&gt;&gt; dist(n, vector&lt;int&gt; (m, inf));</text:p>
      <text:p text:style-name="Standard"><text:s text:c="4"/>pair&lt;int, int&gt; from[n][m], ans, in;</text:p>
      <text:p text:style-name="Standard"><text:s text:c="4"/>queue&lt;pair&lt;int, int&gt;&gt; q;</text:p>
      <text:p text:style-name="Standard"/>
      <text:p text:style-name="Standard"><text:s text:c="4"/>for(int i = 0; i &lt; n; ++i){</text:p>
      <text:p text:style-name="Standard"><text:s text:c="8"/>for(int j = 0; j &lt; m; ++j){</text:p>
      <text:p text:style-name="Standard"><text:s text:c="12"/>cin &gt;&gt; g[i][j];</text:p>
      <text:p text:style-name="Standard"><text:s text:c="12"/>vis[i][j] = 0;</text:p>
      <text:p text:style-name="Standard"/>
      <text:p text:style-name="Standard"><text:s text:c="12"/>if(g[i][j] == 'A'){</text:p>
      <text:p text:style-name="Standard"><text:s text:c="16"/>in = {i, j};</text:p>
      <text:p text:style-name="Standard"><text:s text:c="16"/>q.push({i, j});</text:p>
      <text:p text:style-name="Standard"><text:s text:c="16"/>dist[i][j] = 0;</text:p>
      <text:p text:style-name="Standard"><text:s text:c="16"/>from[i][j] = {i, j};</text:p>
      <text:p text:style-name="Standard"><text:s text:c="16"/>//cerr &lt;&lt; dist[i][j] &lt;&lt; endl;</text:p>
      <text:p text:style-name="Standard"><text:s text:c="12"/>}</text:p>
      <text:p text:style-name="Standard"><text:s text:c="12"/>if(g[i][j] == 'B'){</text:p>
      <text:p text:style-name="Standard"><text:s text:c="16"/>ou = {i, j}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while(!q.empty()){</text:p>
      <text:p text:style-name="Standard"><text:s text:c="8"/>pair&lt;int, int&gt; p = q.front();</text:p>
      <text:p text:style-name="Standard"><text:s text:c="8"/>q.pop();</text:p>
      <text:p text:style-name="Standard"><text:soft-page-break/></text:p>
      <text:p text:style-name="Standard"><text:s text:c="8"/>for(int i = 0; i &lt; 4; ++i){</text:p>
      <text:p text:style-name="Standard"><text:s text:c="12"/>int x = p.first + d[i].first, y = p.second + d[i].second;</text:p>
      <text:p text:style-name="Standard"><text:s text:c="12"/>if(x &lt; 0 || x &gt;= n || y &lt; 0 || y &gt;= m)</text:p>
      <text:p text:style-name="Standard"><text:s text:c="16"/>continue;</text:p>
      <text:p text:style-name="Standard"><text:s text:c="12"/>if((g[x][y] == '.' || g[x][y] == 'B') &amp;&amp; dist[x][y] &gt; dist[p.first][p.second] + 1){</text:p>
      <text:p text:style-name="Standard"><text:s text:c="16"/>dist[x][y] = dist[p.first][p.second] + 1;</text:p>
      <text:p text:style-name="Standard"><text:s text:c="16"/>q.push({x, y});</text:p>
      <text:p text:style-name="Standard"><text:s text:c="16"/>from[x][y] = {p.first, p.second};</text:p>
      <text:p text:style-name="Standard"><text:s text:c="16"/>id[x][y] = i;</text:p>
      <text:p text:style-name="Standard"/>
      <text:p text:style-name="Standard"><text:s text:c="16"/>if(g[x][y] == 'B'){</text:p>
      <text:p text:style-name="Standard"><text:s text:c="20"/>ans = {x, y}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if(dist[ou.first][ou.second] == inf){</text:p>
      <text:p text:style-name="Standard"><text:s text:c="8"/>puts("NO");</text:p>
      <text:p text:style-name="Standard"><text:s text:c="8"/>return 0;</text:p>
      <text:p text:style-name="Standard"><text:s text:c="4"/>}</text:p>
      <text:p text:style-name="Standard"/>
      <text:p text:style-name="Standard"><text:s text:c="4"/>puts("YES");</text:p>
      <text:p text:style-name="Standard"><text:s text:c="4"/>a = ans.first, b = ans.second;</text:p>
      <text:p text:style-name="Standard"><text:s text:c="4"/>cout &lt;&lt; dist[a][b] &lt;&lt; endl;</text:p>
      <text:p text:style-name="Standard"><text:s text:c="4"/>stack&lt;char&gt; s;</text:p>
      <text:p text:style-name="Standard"><text:s text:c="4"/>while(in != ans){</text:p>
      <text:p text:style-name="Standard"><text:s text:c="8"/>a = ans.first, b = ans.second; </text:p>
      <text:p text:style-name="Standard"><text:s text:c="8"/>s.push(cd[id[a][b]]);</text:p>
      <text:p text:style-name="Standard"><text:s text:c="8"/>ans = from[a][b];</text:p>
      <text:p text:style-name="Standard"><text:s text:c="4"/>}</text:p>
      <text:p text:style-name="Standard"/>
      <text:p text:style-name="Standard"><text:s text:c="4"/>while(!s.empty()){</text:p>
      <text:p text:style-name="Standard"><text:s text:c="8"/>cout &lt;&lt; s.top();</text:p>
      <text:p text:style-name="Standard"><text:s text:c="8"/>s.pop()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>// Counting Rooms</text:p>
      <text:p text:style-name="Standard"/>
      <text:p text:style-name="Standard">#include&lt;bits/stdc++.h&gt;</text:p>
      <text:p text:style-name="Standard">using namespace std;</text:p>
      <text:p text:style-name="Standard"><text:s/></text:p>
      <text:p text:style-name="Standard">pair&lt;int, int&gt; P[4] = {{0, 1}, {1, 0}, {-1, 0}, {0, -1}};</text:p>
      <text:p text:style-name="Standard">int g[1007][1007], n, m, vis[1007][1007], cnt;</text:p>
      <text:p text:style-name="Standard"><text:s/></text:p>
      <text:p text:style-name="Standard">void dfs(int x, int y){</text:p>
      <text:p text:style-name="Standard"><text:s text:c="4"/>vis[x][y] = 1;</text:p>
      <text:p text:style-name="Standard"><text:soft-page-break/><text:s/></text:p>
      <text:p text:style-name="Standard"><text:s text:c="4"/>for(int i = 0; i &lt; 4; ++i){</text:p>
      <text:p text:style-name="Standard"><text:s text:c="8"/>int nx = P[i].first + x, ny = P[i].second + y;</text:p>
      <text:p text:style-name="Standard"><text:s text:c="8"/></text:p>
      <text:p text:style-name="Standard"><text:s text:c="8"/>if(nx &gt;= 0 &amp;&amp; nx &lt; n &amp;&amp; ny &gt;= 0 &amp;&amp; ny &lt; m &amp;&amp; !vis[nx][ny] &amp;&amp; g[nx][ny] == 1){</text:p>
      <text:p text:style-name="Standard"><text:s text:c="12"/>dfs(nx, ny);</text:p>
      <text:p text:style-name="Standard"><text:s text:c="8"/>}</text:p>
      <text:p text:style-name="Standard"><text:s text:c="4"/>}</text:p>
      <text:p text:style-name="Standard">}</text:p>
      <text:p text:style-name="Standard"><text:s/></text:p>
      <text:p text:style-name="Standard">int main(){</text:p>
      <text:p text:style-name="Standard"><text:s text:c="4"/>cin &gt;&gt; n &gt;&gt; m;</text:p>
      <text:p text:style-name="Standard"><text:s/></text:p>
      <text:p text:style-name="Standard"><text:s text:c="4"/>char c;</text:p>
      <text:p text:style-name="Standard"><text:s text:c="4"/>for(int i = 0; i &lt; n; ++i){</text:p>
      <text:p text:style-name="Standard"><text:s text:c="8"/>for(int j = 0; j &lt; m; ++j){</text:p>
      <text:p text:style-name="Standard"><text:s text:c="12"/>cin &gt;&gt; c;</text:p>
      <text:p text:style-name="Standard"><text:s/></text:p>
      <text:p text:style-name="Standard"><text:s text:c="12"/>if(c == '.'){</text:p>
      <text:p text:style-name="Standard"><text:s text:c="16"/>g[i][j] = 1;</text:p>
      <text:p text:style-name="Standard"><text:s text:c="12"/>}</text:p>
      <text:p text:style-name="Standard"><text:s text:c="8"/>}</text:p>
      <text:p text:style-name="Standard"><text:s text:c="4"/>}</text:p>
      <text:p text:style-name="Standard"><text:s/></text:p>
      <text:p text:style-name="Standard"><text:s text:c="4"/>for(int i = 0; i &lt; n; ++i){</text:p>
      <text:p text:style-name="Standard"><text:s text:c="8"/>for(int j = 0; j &lt; m; ++j){</text:p>
      <text:p text:style-name="Standard"><text:s text:c="12"/>if(!vis[i][j] &amp;&amp; g[i][j] == 1){</text:p>
      <text:p text:style-name="Standard"><text:s text:c="16"/>dfs(i, j);</text:p>
      <text:p text:style-name="Standard"><text:s text:c="16"/>///cerr &lt;&lt; i &lt;&lt; " " &lt;&lt; j &lt;&lt; endl;</text:p>
      <text:p text:style-name="Standard"><text:s text:c="16"/>++cnt;</text:p>
      <text:p text:style-name="Standard"><text:s text:c="12"/>}</text:p>
      <text:p text:style-name="Standard"><text:s text:c="8"/>}</text:p>
      <text:p text:style-name="Standard"><text:s text:c="4"/>}</text:p>
      <text:p text:style-name="Standard"><text:s/></text:p>
      <text:p text:style-name="Standard"><text:s text:c="4"/>cout &lt;&lt; cnt;</text:p>
      <text:p text:style-name="Standard">}</text:p>
      <text:p text:style-name="Standard"/>
      <text:p text:style-name="Standard"/>
      <text:p text:style-name="Standard"/>
      <text:p text:style-name="Standard">// Building Roads</text:p>
      <text:p text:style-name="Standard"/>
      <text:p text:style-name="Standard">#include&lt;bits/stdc++.h&gt;</text:p>
      <text:p text:style-name="Standard">using namespace std;</text:p>
      <text:p text:style-name="Standard"/>
      <text:p text:style-name="Standard">const int N = 100007;</text:p>
      <text:p text:style-name="Standard">int par[N], rnk[N];</text:p>
      <text:p text:style-name="Standard"/>
      <text:p text:style-name="Standard">int find(int x){</text:p>
      <text:p text:style-name="Standard"><text:s text:c="4"/>if(x == par[x]){</text:p>
      <text:p text:style-name="Standard"><text:s text:c="8"/>return x;</text:p>
      <text:p text:style-name="Standard"><text:s text:c="4"/>}</text:p>
      <text:p text:style-name="Standard"/>
      <text:p text:style-name="Standard"><text:soft-page-break/><text:s text:c="4"/>return par[x] = find(par[x]);</text:p>
      <text:p text:style-name="Standard">}</text:p>
      <text:p text:style-name="Standard"/>
      <text:p text:style-name="Standard">void _union(int a, int b){</text:p>
      <text:p text:style-name="Standard"><text:s text:c="4"/>a = find(a);</text:p>
      <text:p text:style-name="Standard"><text:s text:c="4"/>b = find(b);</text:p>
      <text:p text:style-name="Standard"/>
      <text:p text:style-name="Standard"><text:s text:c="4"/>if(a != b){</text:p>
      <text:p text:style-name="Standard"><text:s text:c="8"/>if(rnk[a] &lt; rnk[b]){</text:p>
      <text:p text:style-name="Standard"><text:s text:c="12"/>swap(a, b);</text:p>
      <text:p text:style-name="Standard"><text:s text:c="8"/>}</text:p>
      <text:p text:style-name="Standard"/>
      <text:p text:style-name="Standard"><text:s text:c="8"/>par[b] = a;</text:p>
      <text:p text:style-name="Standard"><text:s text:c="8"/>if(rnk[a] == rnk[b]){</text:p>
      <text:p text:style-name="Standard"><text:s text:c="12"/>++rnk[a]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int main(){</text:p>
      <text:p text:style-name="Standard"><text:s text:c="4"/>int n, m, a, b;</text:p>
      <text:p text:style-name="Standard"><text:s text:c="4"/>cin &gt;&gt; n &gt;&gt; m;</text:p>
      <text:p text:style-name="Standard"/>
      <text:p text:style-name="Standard"><text:s text:c="4"/>for(int i = 0; i &lt; n; ++i){</text:p>
      <text:p text:style-name="Standard"><text:s text:c="8"/>par[i] = i;</text:p>
      <text:p text:style-name="Standard"><text:s text:c="4"/>}</text:p>
      <text:p text:style-name="Standard"/>
      <text:p text:style-name="Standard"><text:s text:c="4"/>for(int i = 0; i &lt; m; ++i){</text:p>
      <text:p text:style-name="Standard"><text:s text:c="8"/>cin &gt;&gt; a &gt;&gt; b;</text:p>
      <text:p text:style-name="Standard"><text:s text:c="8"/>--a, --b;</text:p>
      <text:p text:style-name="Standard"/>
      <text:p text:style-name="Standard"><text:s text:c="8"/>_union(a, b);</text:p>
      <text:p text:style-name="Standard"><text:s text:c="4"/>}</text:p>
      <text:p text:style-name="Standard"/>
      <text:p text:style-name="Standard"><text:s text:c="4"/>set&lt;int&gt; s;</text:p>
      <text:p text:style-name="Standard"><text:s text:c="4"/>for(int i = 0; i &lt; n; ++i){</text:p>
      <text:p text:style-name="Standard"><text:s text:c="8"/>s.insert(find(par[i]));</text:p>
      <text:p text:style-name="Standard"><text:s text:c="4"/>}</text:p>
      <text:p text:style-name="Standard"><text:s text:c="4"/></text:p>
      <text:p text:style-name="Standard"><text:s text:c="4"/>auto it = s.begin();</text:p>
      <text:p text:style-name="Standard"><text:s text:c="4"/>a = *it;</text:p>
      <text:p text:style-name="Standard"><text:s text:c="4"/>s.erase(*it);</text:p>
      <text:p text:style-name="Standard"><text:s text:c="4"/>cout &lt;&lt; s.size() &lt;&lt; endl;</text:p>
      <text:p text:style-name="Standard"/>
      <text:p text:style-name="Standard"><text:s text:c="4"/>if(s.size() == 0)</text:p>
      <text:p text:style-name="Standard"><text:s text:c="8"/>return 0;</text:p>
      <text:p text:style-name="Standard"><text:s text:c="4"/>for(auto x : s){</text:p>
      <text:p text:style-name="Standard"><text:s text:c="8"/>cout &lt;&lt; a + 1 &lt;&lt; " " &lt;&lt; x + 1&lt;&lt; endl; </text:p>
      <text:p text:style-name="Standard"><text:s text:c="4"/>}</text:p>
      <text:p text:style-name="Standard">}</text:p>
      <text:p text:style-name="Standard"/>
      <text:p text:style-name="Standard"/>
      <text:p text:style-name="Standard"><text:soft-page-break/></text:p>
      <text:p text:style-name="Standard"/>
      <text:p text:style-name="Standard">// Round Trip</text:p>
      <text:p text:style-name="Standard"/>
      <text:p text:style-name="Standard">#include&lt;bits/stdc++.h&gt;</text:p>
      <text:p text:style-name="Standard">using namespace std;</text:p>
      <text:p text:style-name="Standard"/>
      <text:p text:style-name="Standard">const int N = 100007;</text:p>
      <text:p text:style-name="Standard">int par[N], vis[N];</text:p>
      <text:p text:style-name="Standard">vector&lt;int&gt; ans;</text:p>
      <text:p text:style-name="Standard">bool f;</text:p>
      <text:p text:style-name="Standard">vector&lt;int&gt; g[N];</text:p>
      <text:p text:style-name="Standard"/>
      <text:p text:style-name="Standard">void dfs(int u, int p = -1){</text:p>
      <text:p text:style-name="Standard"><text:s text:c="4"/>vis[u] = 1;</text:p>
      <text:p text:style-name="Standard"><text:s text:c="4"/>if(f)</text:p>
      <text:p text:style-name="Standard"><text:s text:c="8"/>return;</text:p>
      <text:p text:style-name="Standard"/>
      <text:p text:style-name="Standard"><text:s text:c="4"/>for(auto x : g[u]){</text:p>
      <text:p text:style-name="Standard"><text:s text:c="8"/>if(f)</text:p>
      <text:p text:style-name="Standard"><text:s text:c="12"/>return;</text:p>
      <text:p text:style-name="Standard"><text:s text:c="8"/>if(!vis[x]){</text:p>
      <text:p text:style-name="Standard"><text:s text:c="12"/>par[x] = u;</text:p>
      <text:p text:style-name="Standard"><text:s text:c="12"/>dfs(x, u);</text:p>
      <text:p text:style-name="Standard"><text:s text:c="8"/>}</text:p>
      <text:p text:style-name="Standard"><text:s text:c="8"/>else if(x != p){</text:p>
      <text:p text:style-name="Standard"><text:s text:c="12"/>f = 1;</text:p>
      <text:p text:style-name="Standard"><text:s text:c="12"/>ans.push_back(x);</text:p>
      <text:p text:style-name="Standard"><text:s text:c="12"/>ans.push_back(u);</text:p>
      <text:p text:style-name="Standard"><text:s text:c="12"/>while(u != x){</text:p>
      <text:p text:style-name="Standard"><text:s text:c="16"/>//cerr &lt;&lt; u &lt;&lt; " " &lt;&lt; x &lt;&lt; endl;</text:p>
      <text:p text:style-name="Standard"><text:s text:c="16"/>ans.push_back(par[u]);</text:p>
      <text:p text:style-name="Standard"><text:s text:c="16"/>u = par[u];</text:p>
      <text:p text:style-name="Standard"><text:s text:c="12"/>}</text:p>
      <text:p text:style-name="Standard"/>
      <text:p text:style-name="Standard"><text:s text:c="12"/>return;</text:p>
      <text:p text:style-name="Standard"><text:s text:c="8"/>}</text:p>
      <text:p text:style-name="Standard"><text:s text:c="4"/>}</text:p>
      <text:p text:style-name="Standard"><text:s text:c="4"/>if(f)</text:p>
      <text:p text:style-name="Standard"><text:s text:c="8"/>return;</text:p>
      <text:p text:style-name="Standard">}</text:p>
      <text:p text:style-name="Standard"/>
      <text:p text:style-name="Standard">int main(){</text:p>
      <text:p text:style-name="Standard"><text:s text:c="4"/>int n, m, a, b;</text:p>
      <text:p text:style-name="Standard"><text:s text:c="4"/>cin &gt;&gt; n &gt;&gt; m;</text:p>
      <text:p text:style-name="Standard"/>
      <text:p text:style-name="Standard"><text:s text:c="4"/>for(int i = 0; i &lt; n; ++i){</text:p>
      <text:p text:style-name="Standard"><text:s text:c="8"/>par[i] = i;</text:p>
      <text:p text:style-name="Standard"><text:s text:c="4"/>}</text:p>
      <text:p text:style-name="Standard"/>
      <text:p text:style-name="Standard"><text:s text:c="4"/>for(int i = 0; i &lt; m; ++i){</text:p>
      <text:p text:style-name="Standard"><text:s text:c="8"/>cin &gt;&gt; a &gt;&gt; b;</text:p>
      <text:p text:style-name="Standard"><text:soft-page-break/><text:s text:c="8"/>--a, --b;</text:p>
      <text:p text:style-name="Standard"/>
      <text:p text:style-name="Standard"><text:s text:c="8"/>g[a].push_back(b);</text:p>
      <text:p text:style-name="Standard"><text:s text:c="8"/>g[b].push_back(a);</text:p>
      <text:p text:style-name="Standard"><text:s text:c="4"/>}</text:p>
      <text:p text:style-name="Standard"/>
      <text:p text:style-name="Standard"><text:s text:c="4"/>f = 0;</text:p>
      <text:p text:style-name="Standard"><text:s text:c="4"/>for(int i = 0; i &lt; n; ++i){</text:p>
      <text:p text:style-name="Standard"><text:s text:c="8"/>if(!vis[i]){</text:p>
      <text:p text:style-name="Standard"><text:s text:c="12"/>dfs(i);</text:p>
      <text:p text:style-name="Standard"><text:s text:c="8"/>}</text:p>
      <text:p text:style-name="Standard"><text:s text:c="8"/></text:p>
      <text:p text:style-name="Standard"><text:s text:c="8"/>if(f)</text:p>
      <text:p text:style-name="Standard"><text:s text:c="12"/>break;</text:p>
      <text:p text:style-name="Standard"><text:s text:c="4"/>}</text:p>
      <text:p text:style-name="Standard"/>
      <text:p text:style-name="Standard"><text:s text:c="4"/>if(!f)</text:p>
      <text:p text:style-name="Standard"><text:s text:c="8"/>return puts("IMPOSSIBLE"), 0;</text:p>
      <text:p text:style-name="Standard"><text:s text:c="4"/></text:p>
      <text:p text:style-name="Standard"><text:s text:c="4"/>cout &lt;&lt; ans.size() &lt;&lt; endl;</text:p>
      <text:p text:style-name="Standard"><text:s text:c="4"/>for(auto x : ans){</text:p>
      <text:p text:style-name="Standard"><text:s text:c="8"/>cout &lt;&lt; x + 1 &lt;&lt; " "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08:38:28.037371708</meta:creation-date>
    <dc:date>2021-12-13T08:39:09.327242415</dc:date>
    <meta:editing-duration>PT42S</meta:editing-duration>
    <meta:editing-cycles>1</meta:editing-cycles>
    <meta:document-statistic meta:table-count="0" meta:image-count="0" meta:object-count="0" meta:page-count="7" meta:paragraph-count="271" meta:word-count="834" meta:character-count="5906" meta:non-whitespace-character-count="3408"/>
    <meta:generator>LibreOffice/6.0.7.3$Linux_X86_64 LibreOffice_project/00m0$Build-3</meta:generator>
  </office:meta>
</office:document-meta>
</file>